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8193" officeooo:paragraph-rsid="00028193"/>
    </style:style>
    <style:style style:name="P2" style:family="paragraph" style:parent-style-name="Standard">
      <style:text-properties officeooo:rsid="0003fe1a" officeooo:paragraph-rsid="0003fe1a"/>
    </style:style>
    <style:style style:name="P3" style:family="paragraph" style:parent-style-name="Standard">
      <style:paragraph-properties fo:break-before="page"/>
      <style:text-properties officeooo:rsid="00060dd3" officeooo:paragraph-rsid="00060dd3"/>
    </style:style>
    <style:style style:name="P4" style:family="paragraph" style:parent-style-name="Standard" style:list-style-name="L1">
      <style:text-properties officeooo:rsid="00028193" officeooo:paragraph-rsid="00028193"/>
    </style:style>
    <style:style style:name="P5" style:family="paragraph" style:parent-style-name="Standard" style:list-style-name="L2">
      <style:text-properties officeooo:rsid="00028193" officeooo:paragraph-rsid="00028193"/>
    </style:style>
    <style:style style:name="P6" style:family="paragraph" style:parent-style-name="Standard" style:list-style-name="L3">
      <style:text-properties officeooo:rsid="00028193" officeooo:paragraph-rsid="00028193"/>
    </style:style>
    <style:style style:name="P7" style:family="paragraph" style:parent-style-name="Standard" style:list-style-name="L5">
      <style:text-properties officeooo:rsid="00028193" officeooo:paragraph-rsid="00028193"/>
    </style:style>
    <style:style style:name="P8" style:family="paragraph" style:parent-style-name="Standard" style:list-style-name="L7">
      <style:text-properties officeooo:rsid="00028193" officeooo:paragraph-rsid="00028193"/>
    </style:style>
    <style:style style:name="P9" style:family="paragraph" style:parent-style-name="Standard" style:list-style-name="L4">
      <style:text-properties officeooo:rsid="00060dd3" officeooo:paragraph-rsid="00060dd3"/>
    </style:style>
    <style:style style:name="P10" style:family="paragraph" style:parent-style-name="Standard" style:list-style-name="L6">
      <style:text-properties officeooo:rsid="00060dd3" officeooo:paragraph-rsid="00060dd3"/>
    </style:style>
    <style:style style:name="P11" style:family="paragraph" style:parent-style-name="Standard" style:list-style-name="L8">
      <style:text-properties officeooo:rsid="00060dd3" officeooo:paragraph-rsid="00060dd3"/>
    </style:style>
    <style:style style:name="P12" style:family="paragraph" style:parent-style-name="Standard" style:list-style-name="L9">
      <style:text-properties officeooo:rsid="00060dd3" officeooo:paragraph-rsid="00060dd3"/>
    </style:style>
    <style:style style:name="P13" style:family="paragraph" style:parent-style-name="Standard" style:list-style-name="L10">
      <style:text-properties officeooo:rsid="00060dd3" officeooo:paragraph-rsid="00060dd3"/>
    </style:style>
    <style:style style:name="P14" style:family="paragraph" style:parent-style-name="Standard" style:list-style-name="L10">
      <style:text-properties officeooo:rsid="0008bd36" officeooo:paragraph-rsid="0008bd36"/>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officeooo:rsid="00043242"/>
    </style:style>
    <style:style style:name="T4" style:family="text">
      <style:text-properties officeooo:rsid="000718bd"/>
    </style:style>
    <style:style style:name="T5" style:family="text">
      <style:text-properties fo:font-weight="normal" style:font-weight-asian="normal" style:font-weight-complex="normal"/>
    </style:style>
    <style:style style:name="T6" style:family="text">
      <style:text-properties fo:font-weight="normal" fo:background-color="transparent" loext:char-shading-value="0"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background-color="transparent"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dio Doc Week 3</text:p>
      <text:p text:style-name="P1"/>
      <text:p text:style-name="P1">1) What type of document is this ? <text:span text:style-name="T1">D</text:span></text:p>
      <text:list xml:id="list1327933803" text:style-name="L1">
        <text:list-item>
          <text:p text:style-name="P4">A. An interview</text:p>
        </text:list-item>
        <text:list-item>
          <text:p text:style-name="P4">B. A news report</text:p>
        </text:list-item>
        <text:list-item>
          <text:p text:style-name="P4">C. An obituary</text:p>
        </text:list-item>
        <text:list-item>
          <text:p text:style-name="P4">D. A speech</text:p>
        </text:list-item>
      </text:list>
      <text:p text:style-name="P1"/>
      <text:p text:style-name="P1">2) How many speakers are there ? <text:span text:style-name="T1">A</text:span></text:p>
      <text:list xml:id="list2441763883" text:style-name="L2">
        <text:list-item>
          <text:p text:style-name="P5">A. 1</text:p>
        </text:list-item>
        <text:list-item>
          <text:p text:style-name="P5">B. 2</text:p>
        </text:list-item>
        <text:list-item>
          <text:p text:style-name="P5">C. 3 </text:p>
        </text:list-item>
        <text:list-item>
          <text:p text:style-name="P5">D. more than 3</text:p>
        </text:list-item>
      </text:list>
      <text:p text:style-name="P1"/>
      <text:p text:style-name="P1">3) Which is the correct statement ? <text:span text:style-name="T1">D</text:span></text:p>
      <text:list xml:id="list1275685919" text:style-name="L3">
        <text:list-item>
          <text:p text:style-name="P6">A. Juneteenth is the contraction of june the 19th<text:span text:style-name="T3">.</text:span></text:p>
        </text:list-item>
        <text:list-item>
          <text:p text:style-name="P6">B. Juneteenth is a commemoration of the end of slavery in <text:span text:style-name="T3">T</text:span>exas<text:span text:style-name="T3">.</text:span></text:p>
        </text:list-item>
        <text:list-item>
          <text:p text:style-name="P6">C. Juneteenth is celebrated ...</text:p>
        </text:list-item>
      </text:list>
      <text:p text:style-name="P1"/>
      <text:p text:style-name="P1">4) Which is the correct statement ?<text:span text:style-name="T1"> D</text:span></text:p>
      <text:p text:style-name="P1"/>
      <text:p text:style-name="P1">5) Where did the George Floyd protests start ?</text:p>
      <text:p text:style-name="P1"/>
      <text:p text:style-name="P1"/>
      <text:p text:style-name="P2">=================================</text:p>
      <text:p text:style-name="P1"/>
      <text:p text:style-name="P1">1) Introduce the document : what type of doc is this ? What is the main topic ? Who speaks about that ?</text:p>
      <text:list xml:id="list936216814" text:style-name="L4">
        <text:list-item>
          <text:p text:style-name="P9">This document is a speech hel<text:span text:style-name="T4">d</text:span> by .... <text:span text:style-name="T4">, former professional WNBA player, </text:span>about the George Floyd protests that happened after the publication of the viral video of the man being choked to death by a police officer.</text:p>
        </text:list-item>
      </text:list>
      <text:p text:style-name="P1"/>
      <text:p text:style-name="P1">2) What did the main speaker do when the protests were right outside her place ?</text:p>
      <text:list xml:id="list3126367969" text:style-name="L5">
        <text:list-item>
          <text:p text:style-name="P7"/>
        </text:list-item>
      </text:list>
      <text:p text:style-name="P1"/>
      <text:p text:style-name="P1">3)What did she feel at that time and why ?</text:p>
      <text:list xml:id="list2327263423" text:style-name="L6">
        <text:list-item>
          <text:p text:style-name="P10">She felt that she had to do something about it, even though it can't be done by a single person.</text:p>
        </text:list-item>
      </text:list>
      <text:p text:style-name="P1"/>
      <text:p text:style-name="P1">4) How did her mum react when she expressed her feelings ?</text:p>
      <text:list xml:id="list3644681112" text:style-name="L7">
        <text:list-item>
          <text:p text:style-name="P8"/>
        </text:list-item>
      </text:list>
      <text:p text:style-name="P1"/>
      <text:p text:style-name="P1">5) What job did she quit and why ?</text:p>
      <text:list xml:id="list3483099769" text:style-name="L8">
        <text:list-item>
          <text:p text:style-name="P11"><text:span text:style-name="T4">She quit her job as a p</text:span>rofessional basketball player in the WNBA</text:p>
        </text:list-item>
      </text:list>
      <text:p text:style-name="P1"/>
      <text:p text:style-name="P1">6) What did she do the day after she decided to quit her job ? How did people react ?</text:p>
      <text:list xml:id="list4235676131" text:style-name="L9">
        <text:list-item>
          <text:p text:style-name="P12">She held an interview where people came to her and started to talk about personnal experiences of the same degree (e.g. relatives being killed by police officers or arrested for little reason)</text:p>
        </text:list-item>
      </text:list>
      <text:p text:style-name="P1"/>
      <text:p text:style-name="P1">7) What is she planning to do and how ?</text:p>
      <text:list xml:id="list1649754477" text:style-name="L10">
        <text:list-item>
          <text:p text:style-name="P13">Try and change the world for the better, step by step, by changing people's minds ...</text:p>
        </text:list-item>
      </text:list>
      <text:p text:style-name="P3"/>
      <text:list xml:id="list95714868552812" text:continue-numbering="true" text:style-name="L10">
        <text:list-item>
          <text:p text:style-name="P14">In<text:span text:style-name="T7">jus</text:span>tice</text:p>
        </text:list-item>
        <text:list-item>
          <text:p text:style-name="P14"><text:span text:style-name="T2">Pro</text:span><text:span text:style-name="T6">te</text:span><text:span text:style-name="T8">st (noun) // Pro</text:span><text:span text:style-name="T2">test</text:span><text:span text:style-name="T8"> (</text:span>verb)</text:p>
        </text:list-item>
        <text:list-item>
          <text:p text:style-name="P14">Pro<text:span text:style-name="T1">tes</text:span>ter </text:p>
        </text:list-item>
        <text:list-item>
          <text:p text:style-name="P14">Pro<text:span text:style-name="T1">fe</text:span>ssion</text:p>
        </text:list-item>
        <text:list-item>
          <text:p text:style-name="P14">Pro<text:span text:style-name="T1">fe</text:span>ssional</text:p>
        </text:list-item>
        <text:list-item>
          <text:p text:style-name="P14"><text:span text:style-name="T5">E</text:span><text:span text:style-name="T1">vent</text:span></text:p>
        </text:list-item>
        <text:list-item>
          <text:p text:style-name="P14"><text:span text:style-name="T1">E</text:span><text:span text:style-name="T5">n</text:span>ergy</text:p>
        </text:list-item>
        <text:list-item>
          <text:p text:style-name="P14"><text:span text:style-name="T1">Sla</text:span>very</text:p>
        </text:list-item>
        <text:list-item>
          <text:p text:style-name="P14">Bru<text:span text:style-name="T1">ta</text:span>lity</text:p>
        </text:list-item>
        <text:list-item>
          <text:p text:style-name="P14">Oppor<text:span text:style-name="T1">tu</text:span>nity</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08T12:31:33.017257562</meta:creation-date>
    <meta:generator>LibreOffice/6.4.7.2$Linux_X86_64 LibreOffice_project/40$Build-2</meta:generator>
    <dc:date>2021-10-08T13:09:15.978129437</dc:date>
    <meta:editing-duration>PT37M40S</meta:editing-duration>
    <meta:editing-cycles>6</meta:editing-cycles>
    <meta:document-statistic meta:table-count="0" meta:image-count="0" meta:object-count="0" meta:page-count="2" meta:paragraph-count="42" meta:word-count="356" meta:character-count="1698" meta:non-whitespace-character-count="1408"/>
  </office:meta>
</office:document-meta>
</file>